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paragraph-properties fo:margin-top="0cm" fo:margin-bottom="0.499cm"/>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header"/>CS2515: Algorithms and Data Structures I </text:p>
      <text:section text:style-name="Sect1" text:name="allcontent">
        <text:section text:style-name="Sect1" text:name="maincontent">
          <text:h text:style-name="Heading_20_2" text:outline-level="2">Lab 01</text:h>
          <text:p text:style-name="Text_20_body">The aim of this lab is to get you started on designing, implementing and testing algorithms and data structures in Python (and to make sure that you have Python set up properly, and can access the compiler). There is nothing to hand in, but it is important that you make as much progress in this as you can, as we will be using these techniques in the remaining labs. You will need to spend time outside of the scheduled lab times in order to finish this. Use your time wisely, and ask questions during the timetabled sessions, when staff and demonstrators are in the room to help. </text:p>
          <text:p text:style-name="Text_20_body">In all lectures, labs and assignments in this module, we use Python 3. The default 'Python' menu item on the lab computers will probably give you Python 2 (it is a Linux thing ...), so make sure that you select Python 3. </text:p>
          <text:h text:style-name="Heading_20_3" text:outline-level="3">Anagram checking</text:h>
          <text:p text:style-name="Text_20_body">In Lecture 02, we looked at different approaches to testing whether or not two pieces of input were anagrams of each other. </text:p>
          <text:list xml:id="list216186796710085168" text:style-name="L1">
            <text:list-item>
              <text:p text:style-name="P1">Analyse the pseudocode for the algorithms and the python implementations, and make sure you understand the worst-case runtime (using the Big-Oh notation). Download the code to your filespace, and make sure you can get it working. </text:p>
            </text:list-item>
            <text:list-item>
              <text:p text:style-name="P1">Evaluate the runtimes of the anagram functions using the randomised comparison function. Note that the 'replace' method will be slow, so you should not run it on lists much greater than 10000 in length. </text:p>
            </text:list-item>
            <text:list-item>
              <text:p text:style-name="P1">The 'count' method creates a list of a 1000 elements, and iterates through it, no matter how long the input lists are. Instead, we could use a Python dictionary, where the elements of the input lists are the keys, and the difference in the number of times they appear in the two input lists are the values. Adapt your count method to use a <text:span text:style-name="Source_20_Text">dict</text:span>. At the end, any key that is not in the dictionary must have value 0, so you only need to check the values of keys that are in the dict - simply iterate through the list, checking that whether or not each value is 0. Add this method to your performance check function, and evaluate its runtime. Is it faster or slower than the count method? Does the relative performance change with the size of the input lists? Try to explain the behaviour you see. </text:p>
            </text:list-item>
            <text:list-item>
              <text:p text:style-name="P1">To do this type of analysis properly, we should not rely on a single example of inputs lists of a given length to compare the runtimes for that length -- it is possible that the random shuffle of the 2nd list just happens to produce an outcome that is better for one method than another. Instead, we should create many input pairs, run the functions on each of them, and then print out the average time taken by each function on the set. Write some new performance checking functions to do that. You will need to make sure that the functions are running on the same input pairs, so you will need to generate all the input pairs before running any of the functions. Running on 20 pairs should give you a reliable average. </text:p>
            </text:list-item>
          </text:list>
          <text:h text:style-name="Heading_20_3" text:outline-level="3">Processing crime statistics</text:h>
          <text:p text:style-name="Text_20_body">Here is a text file containing <text:a xlink:type="simple" xlink:href="http://www.cs.ucc.ie/%7Ekb11/teaching/CS2515/ProblemClasses/restricted/garda_stations.txt" text:style-name="Internet_20_link" text:visited-style-name="Visited_20_Internet_20_Link">every garda station in Ireland</text:a>, and the number of attempts to or threats of serious crimes reported in 2016 at each station. The file is a simplified version of data available at the <text:a xlink:type="simple" xlink:href="https://data.gov.ie/" text:style-name="Internet_20_link" text:visited-style-name="Visited_20_Internet_20_Link">Irish Government Open Data</text:a> site. Below, there is some python code which will read this data into a python list, where each list element is a tuple consisting of the name of the station, the division, and the number of reported incidents. </text:p>
          <text:p text:style-name="Preformatted_20_Text">def read_garda_stations_tuples():</text:p>
          <text:p text:style-name="Preformatted_20_Text"><text:soft-page-break/><text:s text:c="4"/>""" Read and return a list of garda stations. """</text:p>
          <text:p text:style-name="Preformatted_20_Text"><text:s text:c="4"/>all_stations = []</text:p>
          <text:p text:style-name="Preformatted_20_Text"><text:s text:c="4"/>file = open('garda_stations.txt', 'r')</text:p>
          <text:p text:style-name="Preformatted_20_Text"><text:s text:c="4"/>for line in file:</text:p>
          <text:p text:style-name="Preformatted_20_Text"><text:s text:c="8"/>line = line.replace('\n','')</text:p>
          <text:p text:style-name="Preformatted_20_Text"><text:s text:c="8"/>new_tuple = tuple(line.split('\t'))</text:p>
          <text:p text:style-name="Preformatted_20_Text"><text:s text:c="8"/>all_stations.append(new_tuple)</text:p>
          <text:p text:style-name="Preformatted_20_Text"><text:s text:c="4"/>file.close()</text:p>
          <text:p text:style-name="P3"><text:s text:c="4"/>return all_stations</text:p>
          <text:list xml:id="list1269562020652839622" text:style-name="L2">
            <text:list-item>
              <text:p text:style-name="P2">Write two functions to create copies of the list. The first function should create an empty list, and then simply take each element of the original list in turn and append onto the new list. The second function should do the same, but should insert each item into position 0 in the list (and so will produce a reverse of the original). Rewrite the performance check code from L02 to report the running time of each of these functions applied to the garda station list. Explain the results. </text:p>
            </text:list-item>
            <text:list-item>
              <text:p text:style-name="P2">Write two different search functions to find garda stations by name from the list. The first should implement linear search - i.e. search through the list one element at a time until you find the element or reach the end of the list; the second should implement binary search. Again, compare their running times and explain the result. </text:p>
            </text:list-item>
            <text:list-item>
              <text:p text:style-name="P2">Write your own sort method which will sort the list in descending order of the number of reported incidents. Which garda station is the busiest? Which is the quietest? Compare the running time of your sort function with the built-in sort() method, and explain the results. </text:p>
            </text:list-item>
          </text:list>
        </text:section>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3$Win32 OpenOffice.org_project/413m1$Build-9783</meta:generator>
    <dc:date>2017-09-26T16:41:27.22</dc:date>
    <meta:document-statistic meta:table-count="0" meta:image-count="0" meta:object-count="0" meta:page-count="2" meta:paragraph-count="25" meta:word-count="851" meta:character-count="4857"/>
    <meta:user-defined meta:name="Info 1"/>
    <meta:user-defined meta:name="Info 2"/>
    <meta:user-defined meta:name="Info 3"/>
    <meta:user-defined meta:name="Info 4"/>
  </office:meta>
</office:document-meta>
</file>